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57a" officeooo:paragraph-rsid="0012257a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6d6d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f972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77bc65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-color="#bf819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6d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fff6d"/>
      <style:paragraph-properties fo:text-align="center" style:writing-mode="lr-tb"/>
    </style:style>
    <style:style style:name="P15" style:family="paragraph">
      <loext:graphic-properties draw:fill-color="#77bc65"/>
      <style:paragraph-properties fo:text-align="center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svg:stroke-color="#f10d0c" draw:fill-color="#ff6d6d" draw:textarea-horizontal-align="justify" draw:textarea-vertical-align="middle" draw:auto-grow-height="false" fo:min-height="0.2709in" fo:min-width="0.8709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marker-end="" draw:marker-end-width="0.0799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ea7500" draw:fill-color="#ff972f" draw:textarea-horizontal-align="justify" draw:textarea-vertical-align="middle" draw:auto-grow-height="false" fo:min-height="0.2252in" fo:min-width="0.2252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marker-end="Arrowheads_20_2" draw:marker-end-width="0.0799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end="Arrowheads_20_1" draw:marker-end-width="0.0799in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2709in" fo:min-width="0.8709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069a2e" draw:fill-color="#77bc65" draw:textarea-horizontal-align="justify" draw:textarea-vertical-align="middle" draw:auto-grow-height="false" fo:min-height="0.2709in" fo:min-width="0.8709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780373" draw:fill-color="#bf819e" draw:textarea-horizontal-align="justify" draw:textarea-vertical-align="middle" draw:auto-grow-height="false" fo:min-height="0.2709in" fo:min-width="0.8709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e6e905" draw:fill-color="#ffff6d" draw:textarea-horizontal-align="justify" draw:textarea-vertical-align="middle" draw:auto-grow-height="false" fo:min-height="0.2709in" fo:min-width="0.8709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3839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3465a4" draw:fill-color="#ffffff" draw:textarea-horizontal-align="justify" draw:textarea-vertical-align="middle" draw:auto-grow-height="false" fo:min-height="0.2709in" fo:min-width="0.8709in"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2508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s are placed on a fifo, no return values</text:p>
      <text:p text:style-name="Standard"><draw:custom-shape text:anchor-type="paragraph" draw:z-index="7" draw:name="Shape 14" draw:style-name="gr3" draw:text-style-name="P5" svg:width="0.4504in" svg:height="0.4504in" svg:x="8.7654in" svg:y="0.1736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 19" draw:style-name="gr3" draw:text-style-name="P5" svg:width="0.4504in" svg:height="0.4504in" svg:x="9.3654in" svg:y="0.1736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3" draw:name="Shape 4" draw:style-name="gr6" draw:text-style-name="P13" svg:width="0.9004in" svg:height="0.3004in" svg:x="3.8902in" svg:y="0.0236in"><text:p text:style-name="P4">Viewpo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8" draw:text-style-name="P12" svg:width="0.9004in" svg:height="0.3004in" svg:x="5.0902in" svg:y="0.0236in"><text:p text:style-name="P4">Use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Horizontal line 1" draw:style-name="gr5" draw:text-style-name="P4" svg:x1="6.1402in" svg:y1="0.2819in" svg:x2="7.2654in" svg:y2="0.2819in"><text:p/></draw:line><draw:frame text:anchor-type="paragraph" draw:z-index="6" draw:name="Text Frame 1" draw:style-name="gr12" draw:text-style-name="P10" svg:width="1.1161in" svg:height="0.2512in" svg:x="6.1492in" svg:y="0.0311in"><draw:text-box><text:p>Message passed</text:p></draw:text-box></draw:frame><draw:custom-shape text:anchor-type="paragraph" draw:z-index="0" draw:name="Shape 1" draw:style-name="gr1" draw:text-style-name="P16" svg:width="0.9004in" svg:height="0.3004in" svg:x="0.2902in" svg:y="0.0236in"><text:p text:style-name="P4">Spell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7" draw:text-style-name="P15" svg:width="0.9004in" svg:height="0.3004in" svg:x="1.4902in" svg:y="0.0236in"><text:p text:style-name="P4">Spellbar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9" draw:text-style-name="P14" svg:width="0.9004in" svg:height="0.3004in" svg:x="2.6902in" svg:y="0.0236in"><text:p text:style-name="P4">Prompt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6" draw:style-name="gr9" draw:text-style-name="P9" svg:width="0.9004in" svg:height="0.3004in" svg:x="1.4902in" svg:y="0.8819in"><text:p text:style-name="P2"><text:span text:style-name="T1">Request Cod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7" draw:style-name="gr11" draw:text-style-name="P11" svg:width="0.9004in" svg:height="0.3004in" svg:x="0.2154in" svg:y="0.8819in"><text:p text:style-name="P2"><text:span text:style-name="T1">Init: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 8" draw:style-name="gr8" draw:text-style-name="P8" svg:width="0.9004in" svg:height="0.3004in" svg:x="0.2902in" svg:y="1.8571in"><text:p text:style-name="P2"><text:span text:style-name="T1">Text entere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 9" draw:style-name="gr9" draw:text-style-name="P9" svg:width="0.9004in" svg:height="0.3004in" svg:x="1.4902in" svg:y="1.8571in"><text:p text:style-name="P2"><text:span text:style-name="T1">Stat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3" draw:style-name="gr7" draw:text-style-name="P7" svg:width="0.9004in" svg:height="0.3004in" svg:x="3.4402in" svg:y="1.8571in"><text:p text:style-name="P2"><text:span text:style-name="T1">Is code vali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 15" draw:style-name="gr3" draw:text-style-name="P5" svg:width="0.4504in" svg:height="0.4504in" svg:x="4.6402in" svg:y="1.7819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Shape 16" draw:style-name="gr1" draw:text-style-name="P3" svg:width="0.9004in" svg:height="0.3004in" svg:x="5.3902in" svg:y="1.8571in"><text:p text:style-name="P2"><text:span text:style-name="T1">Is spell availabl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 11" draw:style-name="gr9" draw:text-style-name="P9" svg:width="0.9004in" svg:height="0.3004in" svg:x="1.4902in" svg:y="1.8571in"><text:p text:style-name="P2"><text:span text:style-name="T1">Waiting for cod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 12" draw:style-name="gr7" draw:text-style-name="P7" svg:width="0.9004in" svg:height="0.3004in" svg:x="7.4902in" svg:y="1.8571in"><text:p text:style-name="P2"><text:span text:style-name="T1">Set current spel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 10" draw:style-name="gr3" draw:text-style-name="P5" svg:width="0.4504in" svg:height="0.4504in" svg:x="2.6902in" svg:y="1.7819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9" draw:name="Shape 17" draw:style-name="gr9" draw:text-style-name="P9" svg:width="0.9004in" svg:height="0.3004in" svg:x="7.4902in" svg:y="2.4571in"><text:p text:style-name="P2"><text:span text:style-name="T1">Request Answ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Horizontal line 2" draw:style-name="gr4" draw:text-style-name="P4" svg:x1="7.4154in" svg:y1="0.2819in" svg:x2="8.5406in" svg:y2="0.2819in"><text:p/></draw:line><draw:frame text:anchor-type="paragraph" draw:z-index="21" draw:name="Text Frame 2" draw:style-name="gr10" draw:text-style-name="P10" svg:width="1.2661in" svg:height="0.3843in" svg:x="7.4244in" svg:y="0.0311in"><draw:text-box><text:p>No new messages</text:p></draw:text-box></draw:frame><draw:line text:anchor-type="paragraph" draw:z-index="22" draw:name="Horizontal line 3" draw:style-name="gr4" draw:text-style-name="P4" svg:x1="8.3902in" svg:y1="2.0071in" svg:x2="8.6154in" svg:y2="2.0071in"><text:p/></draw:line><draw:line text:anchor-type="paragraph" draw:z-index="23" draw:name="Horizontal line 4" draw:style-name="gr4" draw:text-style-name="P4" svg:x1="8.3902in" svg:y1="2.6071in" svg:x2="8.6154in" svg:y2="2.6071in"><text:p/></draw:line><draw:line text:anchor-type="paragraph" draw:z-index="24" draw:name="Horizontal line 5" draw:style-name="gr5" draw:text-style-name="P4" svg:x1="7.0402in" svg:y1="2.0071in" svg:x2="7.4902in" svg:y2="2.0071in"><text:p/></draw:line><draw:line text:anchor-type="paragraph" draw:z-index="25" draw:name="Horizontal line 6" draw:style-name="gr5" draw:text-style-name="P4" svg:x1="7.2654in" svg:y1="2.6071in" svg:x2="7.4906in" svg:y2="2.6071in"><text:p/></draw:line><draw:line text:anchor-type="paragraph" draw:z-index="26" draw:name="Horizontal line 7" draw:style-name="gr2" draw:text-style-name="P4" svg:x1="7.2654in" svg:y1="2.0071in" svg:x2="7.2654in" svg:y2="2.6071in"><text:p/></draw:line><draw:line text:anchor-type="paragraph" draw:z-index="27" draw:name="Horizontal line 8" draw:style-name="gr5" draw:text-style-name="P4" svg:x1="5.0902in" svg:y1="2.0071in" svg:x2="5.3902in" svg:y2="2.0071in"><text:p/></draw:line><draw:line text:anchor-type="paragraph" draw:z-index="28" draw:name="Horizontal line 9" draw:style-name="gr2" draw:text-style-name="P4" svg:x1="4.3402in" svg:y1="2.0071in" svg:x2="4.6402in" svg:y2="2.0071in"><text:p/></draw:line><draw:line text:anchor-type="paragraph" draw:z-index="29" draw:name="Horizontal line 10" draw:style-name="gr5" draw:text-style-name="P4" svg:x1="3.1402in" svg:y1="2.0071in" svg:x2="3.4402in" svg:y2="2.0071in"><text:p/></draw:line><draw:line text:anchor-type="paragraph" draw:z-index="30" draw:name="Horizontal line 11" draw:style-name="gr2" draw:text-style-name="P4" svg:x1="2.3902in" svg:y1="2.0071in" svg:x2="2.6902in" svg:y2="2.0071in"><text:p/></draw:line><draw:custom-shape text:anchor-type="paragraph" draw:z-index="31" draw:name="Shape 18" draw:style-name="gr9" draw:text-style-name="P9" svg:width="0.9004in" svg:height="0.3004in" svg:x="7.4902in" svg:y="2.4571in"><text:p text:style-name="P2"><text:span text:style-name="T1">Request Answ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 20" draw:style-name="gr9" draw:text-style-name="P9" svg:width="0.9004in" svg:height="0.3004in" svg:x="1.4902in" svg:y="3.0571in"><text:p text:style-name="P2"><text:span text:style-name="T1">Waiting for Answer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 21" draw:style-name="gr3" draw:text-style-name="P5" svg:width="0.4504in" svg:height="0.4504in" svg:x="2.6902in" svg:y="2.9819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4" draw:name="Horizontal line 12" draw:style-name="gr5" draw:text-style-name="P4" svg:x1="3.1402in" svg:y1="3.2071in" svg:x2="3.4402in" svg:y2="3.2071in"><text:p/></draw:line><draw:line text:anchor-type="paragraph" draw:z-index="35" draw:name="Horizontal line 13" draw:style-name="gr2" draw:text-style-name="P4" svg:x1="2.3902in" svg:y1="3.2071in" svg:x2="2.6902in" svg:y2="3.2071in"><text:p/></draw:line><draw:custom-shape text:anchor-type="paragraph" draw:z-index="36" draw:name="Shape 22" draw:style-name="gr7" draw:text-style-name="P7" svg:width="0.9004in" svg:height="0.3004in" svg:x="3.4402in" svg:y="3.0571in"><text:p text:style-name="P2"><text:span text:style-name="T1">Current spell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7" draw:name="Horizontal line 14" draw:style-name="gr5" draw:text-style-name="P4" svg:x1="5.0882in" svg:y1="3.2071in" svg:x2="5.3882in" svg:y2="3.2071in"><text:p/></draw:line><draw:custom-shape text:anchor-type="paragraph" draw:z-index="38" draw:name="Shape 23" draw:style-name="gr1" draw:text-style-name="P3" svg:width="0.9004in" svg:height="0.3004in" svg:x="5.3882in" svg:y="3.0571in"><text:p text:style-name="P2"><text:span text:style-name="T1">Is answer correct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 24" draw:style-name="gr3" draw:text-style-name="P5" svg:width="0.4504in" svg:height="0.4504in" svg:x="3.6654in" svg:y="2.3819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0" draw:name="Horizontal line 15" draw:style-name="gr2" draw:text-style-name="P4" svg:x1="3.8902in" svg:y1="2.1571in" svg:x2="3.8902in" svg:y2="2.3823in"><text:p/></draw:line><draw:line text:anchor-type="paragraph" draw:z-index="41" draw:name="Horizontal line 16" draw:style-name="gr4" draw:text-style-name="P4" svg:x1="4.1154in" svg:y1="2.6071in" svg:x2="4.3406in" svg:y2="2.6071in"><text:p/></draw:line><draw:line text:anchor-type="paragraph" draw:z-index="42" draw:name="Horizontal line 17" draw:style-name="gr2" draw:text-style-name="P4" svg:x1="1.9402in" svg:y1="2.1571in" svg:x2="1.9402in" svg:y2="2.3823in"><text:p/></draw:line><draw:custom-shape text:anchor-type="paragraph" draw:z-index="43" draw:name="Shape 25" draw:style-name="gr9" draw:text-style-name="P9" svg:width="0.9004in" svg:height="0.3004in" svg:x="7.4882in" svg:y="3.0571in"><text:p text:style-name="P2"><text:span text:style-name="T1">Request Click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4" draw:name="Horizontal line 18" draw:style-name="gr5" draw:text-style-name="P4" svg:x1="7.0382in" svg:y1="3.2071in" svg:x2="7.4882in" svg:y2="3.2071in"><text:p/></draw:line><draw:line text:anchor-type="paragraph" draw:z-index="45" draw:name="Horizontal line 19" draw:style-name="gr2" draw:text-style-name="P4" svg:x1="7.2634in" svg:y1="3.2071in" svg:x2="7.2634in" svg:y2="3.8071in"><text:p/></draw:line><draw:line text:anchor-type="paragraph" draw:z-index="46" draw:name="Horizontal line 20" draw:style-name="gr5" draw:text-style-name="P4" svg:x1="7.2634in" svg:y1="3.8071in" svg:x2="7.4886in" svg:y2="3.8071in"><text:p/></draw:line><draw:custom-shape text:anchor-type="paragraph" draw:z-index="47" draw:name="Shape 26" draw:style-name="gr6" draw:text-style-name="P6" svg:width="0.9004in" svg:height="0.3004in" svg:x="7.4882in" svg:y="3.6571in"><text:p text:style-name="P2"><text:span text:style-name="T1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8" draw:name="Horizontal line 21" draw:style-name="gr4" draw:text-style-name="P4" svg:x1="8.3882in" svg:y1="3.2071in" svg:x2="8.6134in" svg:y2="3.2071in"><text:p/></draw:line><draw:line text:anchor-type="paragraph" draw:z-index="49" draw:name="Horizontal line 22" draw:style-name="gr4" draw:text-style-name="P4" svg:x1="8.3902in" svg:y1="2.0071in" svg:x2="8.6154in" svg:y2="2.0071in"><text:p/></draw:line><draw:line text:anchor-type="paragraph" draw:z-index="50" draw:name="Horizontal line 23" draw:style-name="gr4" draw:text-style-name="P4" svg:x1="8.3882in" svg:y1="3.8071in" svg:x2="8.6134in" svg:y2="3.8071in"><text:p/></draw:line><draw:custom-shape text:anchor-type="paragraph" draw:z-index="51" draw:name="Shape 27" draw:style-name="gr3" draw:text-style-name="P5" svg:width="0.4504in" svg:height="0.4504in" svg:x="6.5882in" svg:y="2.9819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2" draw:name="Horizontal line 25" draw:style-name="gr2" draw:text-style-name="P4" svg:x1="6.2882in" svg:y1="3.2071in" svg:x2="6.5882in" svg:y2="3.2071in"><text:p/></draw:line><draw:line text:anchor-type="paragraph" draw:z-index="53" draw:name="Horizontal line 24" draw:style-name="gr2" draw:text-style-name="P4" svg:x1="5.8382in" svg:y1="3.3571in" svg:x2="5.8382in" svg:y2="3.5823in"><text:p/></draw:line><draw:custom-shape text:anchor-type="paragraph" draw:z-index="54" draw:name="Shape 28" draw:style-name="gr3" draw:text-style-name="P5" svg:width="0.4504in" svg:height="0.4504in" svg:x="5.6134in" svg:y="3.5819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5" draw:name="Shape 29" draw:style-name="gr9" draw:text-style-name="P9" svg:width="0.9004in" svg:height="0.3004in" svg:x="6.5882in" svg:y="4.2571in"><text:p text:style-name="P2"><text:span text:style-name="T1">Request Answer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6" draw:name="Horizontal line 26" draw:style-name="gr4" draw:text-style-name="P4" svg:x1="7.4882in" svg:y1="4.4071in" svg:x2="7.7134in" svg:y2="4.4071in"><text:p/></draw:line><draw:line text:anchor-type="paragraph" draw:z-index="57" draw:name="Horizontal line 27" draw:style-name="gr5" draw:text-style-name="P4" svg:x1="5.8382in" svg:y1="4.0319in" svg:x2="5.8382in" svg:y2="4.2571in"><text:p/></draw:line><draw:custom-shape text:anchor-type="paragraph" draw:z-index="58" draw:name="Shape 31" draw:style-name="gr3" draw:text-style-name="P5" svg:width="0.4504in" svg:height="0.4504in" svg:x="1.7154in" svg:y="3.5819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Horizontal line 28" draw:style-name="gr2" draw:text-style-name="P4" svg:x1="1.9402in" svg:y1="3.3571in" svg:x2="1.9402in" svg:y2="3.5823in"><text:p/></draw:line><draw:line text:anchor-type="paragraph" draw:z-index="60" draw:name="Horizontal line 29" draw:style-name="gr4" draw:text-style-name="P4" svg:x1="2.1654in" svg:y1="3.8071in" svg:x2="2.3906in" svg:y2="3.8071in"><text:p/></draw:line><draw:custom-shape text:anchor-type="paragraph" draw:z-index="61" draw:name="Shape 32" draw:style-name="gr3" draw:text-style-name="P5" svg:width="0.4504in" svg:height="0.4504in" svg:x="1.7154in" svg:y="2.3819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2" draw:name="Horizontal line 30" draw:style-name="gr5" draw:text-style-name="P4" svg:x1="1.9402in" svg:y1="2.8319in" svg:x2="1.9402in" svg:y2="3.0571in"><text:p/></draw:line><draw:line text:anchor-type="paragraph" draw:z-index="63" draw:name="Horizontal line 31" draw:style-name="gr5" draw:text-style-name="P4" svg:x1="1.1902in" svg:y1="2.0071in" svg:x2="1.4902in" svg:y2="2.0071in"><text:p/></draw:line><draw:custom-shape text:anchor-type="paragraph" draw:z-index="64" draw:name="Shape 33" draw:style-name="gr3" draw:text-style-name="P5" svg:width="0.4504in" svg:height="0.4504in" svg:x="6.5902in" svg:y="1.7819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5" draw:name="Horizontal line 32" draw:style-name="gr2" draw:text-style-name="P4" svg:x1="6.2902in" svg:y1="2.0071in" svg:x2="6.5902in" svg:y2="2.0071in"><text:p/></draw:line><draw:custom-shape text:anchor-type="paragraph" draw:z-index="66" draw:name="Shape 34" draw:style-name="gr3" draw:text-style-name="P5" svg:width="0.4504in" svg:height="0.4504in" svg:x="5.6154in" svg:y="2.3819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7" draw:name="Horizontal line 33" draw:style-name="gr2" draw:text-style-name="P4" svg:x1="5.8402in" svg:y1="2.1571in" svg:x2="5.8402in" svg:y2="2.3823in"><text:p/></draw:line><draw:line text:anchor-type="paragraph" draw:z-index="68" draw:name="Horizontal line 34" draw:style-name="gr4" draw:text-style-name="P4" svg:x1="6.0654in" svg:y1="2.6071in" svg:x2="6.2906in" svg:y2="2.6071in"><text:p/></draw:line><draw:custom-shape text:anchor-type="paragraph" draw:z-index="69" draw:name="Shape 35" draw:style-name="gr1" draw:text-style-name="P3" svg:width="0.9004in" svg:height="0.3004in" svg:x="5.3882in" svg:y="4.2571in"><text:p text:style-name="P2"><text:span text:style-name="T1">New questio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0" draw:name="Horizontal line 35" draw:style-name="gr5" draw:text-style-name="P4" svg:x1="6.2882in" svg:y1="4.4071in" svg:x2="6.5882in" svg:y2="4.4071in"><text:p/></draw:line><draw:custom-shape text:anchor-type="paragraph" draw:z-index="71" draw:name="Shape 30" draw:style-name="gr8" draw:text-style-name="P8" svg:width="0.9004in" svg:height="0.3004in" svg:x="0.2902in" svg:y="4.9319in"><text:p text:style-name="P2"><text:span text:style-name="T1">Viewport Clicked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2" draw:name="Horizontal line 36" draw:style-name="gr5" draw:text-style-name="P4" svg:x1="1.1902in" svg:y1="5.0819in" svg:x2="1.4902in" svg:y2="5.0819in"><text:p/></draw:line><draw:custom-shape text:anchor-type="paragraph" draw:z-index="73" draw:name="Shape 36" draw:style-name="gr6" draw:text-style-name="P6" svg:width="0.9004in" svg:height="0.3004in" svg:x="1.4882in" svg:y="4.9319in"><text:p text:style-name="P2"><text:span text:style-name="T1">Waiting for click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4" draw:name="Horizontal line 38" draw:style-name="gr5" draw:text-style-name="P4" svg:x1="5.0882in" svg:y1="5.0819in" svg:x2="5.3882in" svg:y2="5.0819in"><text:p/></draw:line><draw:custom-shape text:anchor-type="paragraph" draw:z-index="75" draw:name="Shape 38" draw:style-name="gr1" draw:text-style-name="P3" svg:width="0.9004in" svg:height="0.3004in" svg:x="5.3882in" svg:y="4.9319in"><text:p text:style-name="P2"><text:span text:style-name="T1">Is spell ready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6" draw:name="Horizontal line 40" draw:style-name="gr5" draw:text-style-name="P4" svg:x1="7.0382in" svg:y1="5.0819in" svg:x2="7.5634in" svg:y2="5.0819in"><text:p/></draw:line><draw:custom-shape text:anchor-type="paragraph" draw:z-index="77" draw:name="Shape 40" draw:style-name="gr6" draw:text-style-name="P6" svg:width="0.9004in" svg:height="0.3004in" svg:x="7.5634in" svg:y="4.9319in"><text:p text:style-name="P2"><text:span text:style-name="T1">Cast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8" draw:name="Shape 39" draw:style-name="gr3" draw:text-style-name="P5" svg:width="0.4504in" svg:height="0.4504in" svg:x="6.5882in" svg:y="4.8571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9" draw:name="Horizontal line 39" draw:style-name="gr2" draw:text-style-name="P4" svg:x1="6.2882in" svg:y1="5.0819in" svg:x2="6.5882in" svg:y2="5.0819in"><text:p/></draw:line><draw:line text:anchor-type="paragraph" draw:z-index="80" draw:name="Horizontal line 41" draw:style-name="gr4" draw:text-style-name="P4" svg:x1="8.4634in" svg:y1="5.0819in" svg:x2="8.6886in" svg:y2="5.0819in"><text:p/></draw:line><draw:custom-shape text:anchor-type="paragraph" draw:z-index="81" draw:name="Shape 41" draw:style-name="gr3" draw:text-style-name="P5" svg:width="0.4504in" svg:height="0.4504in" svg:x="1.7134in" svg:y="5.4571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2" draw:name="Horizontal line 42" draw:style-name="gr2" draw:text-style-name="P4" svg:x1="1.9382in" svg:y1="5.2319in" svg:x2="1.9382in" svg:y2="5.4571in"><text:p/></draw:line><draw:line text:anchor-type="paragraph" draw:z-index="83" draw:name="Horizontal line 43" draw:style-name="gr4" draw:text-style-name="P4" svg:x1="2.1634in" svg:y1="5.6819in" svg:x2="2.3886in" svg:y2="5.6819in"><text:p/></draw:line><draw:custom-shape text:anchor-type="paragraph" draw:z-index="84" draw:name="Shape 43" draw:style-name="gr3" draw:text-style-name="P5" svg:width="0.4504in" svg:height="0.4504in" svg:x="5.6134in" svg:y="5.4571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5" draw:name="Horizontal line 46" draw:style-name="gr2" draw:text-style-name="P4" svg:x1="5.8382in" svg:y1="5.2319in" svg:x2="5.8382in" svg:y2="5.4571in"><text:p/></draw:line><draw:line text:anchor-type="paragraph" draw:z-index="86" draw:name="Horizontal line 47" draw:style-name="gr4" draw:text-style-name="P4" svg:x1="6.0634in" svg:y1="5.6819in" svg:x2="6.2886in" svg:y2="5.6819in"><text:p/></draw:line><draw:custom-shape text:anchor-type="paragraph" draw:z-index="87" draw:name="Shape 44" draw:style-name="gr3" draw:text-style-name="P5" svg:width="0.4504in" svg:height="0.4504in" svg:x="2.6882in" svg:y="4.8571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88" draw:name="Horizontal line 48" draw:style-name="gr2" draw:text-style-name="P4" svg:x1="2.3882in" svg:y1="5.0819in" svg:x2="2.6882in" svg:y2="5.0819in"><text:p/></draw:line><draw:line text:anchor-type="paragraph" draw:z-index="89" draw:name="Horizontal line 49" draw:style-name="gr5" draw:text-style-name="P4" svg:x1="3.1382in" svg:y1="5.0819in" svg:x2="3.4382in" svg:y2="5.0819in"><text:p/></draw:line><draw:custom-shape text:anchor-type="paragraph" draw:z-index="90" draw:name="Shape 45" draw:style-name="gr7" draw:text-style-name="P7" svg:width="0.9004in" svg:height="0.3004in" svg:x="3.4382in" svg:y="4.9319in"><text:p text:style-name="P2"><text:span text:style-name="T1">Current spell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1" draw:name="Shape 46" draw:style-name="gr3" draw:text-style-name="P5" svg:width="0.4504in" svg:height="0.4504in" svg:x="3.6634in" svg:y="5.4571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2" draw:name="Horizontal line 50" draw:style-name="gr2" draw:text-style-name="P4" svg:x1="3.8882in" svg:y1="5.2319in" svg:x2="3.8882in" svg:y2="5.4571in"><text:p/></draw:line><draw:line text:anchor-type="paragraph" draw:z-index="93" draw:name="Horizontal line 51" draw:style-name="gr4" draw:text-style-name="P4" svg:x1="4.1134in" svg:y1="5.6819in" svg:x2="4.3386in" svg:y2="5.6819in"><text:p/></draw:line><draw:custom-shape text:anchor-type="paragraph" draw:z-index="94" draw:name="Shape 37" draw:style-name="gr3" draw:text-style-name="P5" svg:width="0.4504in" svg:height="0.4504in" svg:x="4.6382in" svg:y="4.8571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95" draw:name="Horizontal line 37" draw:style-name="gr2" draw:text-style-name="P4" svg:x1="4.3382in" svg:y1="5.0819in" svg:x2="4.6382in" svg:y2="5.0819in"><text:p/></draw:line><draw:custom-shape text:anchor-type="paragraph" draw:z-index="96" draw:name="Shape 42" draw:style-name="gr6" draw:text-style-name="P6" svg:width="0.9004in" svg:height="0.3004in" svg:x="7.5634in" svg:y="5.5319in"><text:p text:style-name="P2"><text:span text:style-name="T1">Not waiting for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97" draw:name="Horizontal line 44" draw:style-name="gr4" draw:text-style-name="P4" svg:x1="8.4634in" svg:y1="5.6819in" svg:x2="8.6886in" svg:y2="5.6819in"><text:p/></draw:line><draw:line text:anchor-type="paragraph" draw:z-index="98" draw:name="Horizontal line 45" draw:style-name="gr5" draw:text-style-name="P4" svg:x1="7.3382in" svg:y1="5.6819in" svg:x2="7.5634in" svg:y2="5.6819in"><text:p/></draw:line><draw:line text:anchor-type="paragraph" draw:z-index="99" draw:name="Horizontal line 52" draw:style-name="gr2" draw:text-style-name="P4" svg:x1="7.3382in" svg:y1="5.0819in" svg:x2="7.3382in" svg:y2="5.6819in"><text:p/></draw:line><draw:custom-shape text:anchor-type="paragraph" draw:z-index="100" draw:name="Shape 47" draw:style-name="gr3" draw:text-style-name="P5" svg:width="0.4504in" svg:height="0.4504in" svg:x="3.6654in" svg:y="3.5819in"><text:p text:style-name="P4">no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1" draw:name="Horizontal line 53" draw:style-name="gr2" draw:text-style-name="P4" svg:x1="3.8902in" svg:y1="3.3571in" svg:x2="3.8902in" svg:y2="3.5823in"><text:p/></draw:line><draw:line text:anchor-type="paragraph" draw:z-index="102" draw:name="Horizontal line 54" draw:style-name="gr4" draw:text-style-name="P4" svg:x1="4.1154in" svg:y1="3.8071in" svg:x2="4.3406in" svg:y2="3.8071in"><text:p/></draw:line><draw:custom-shape text:anchor-type="paragraph" draw:z-index="103" draw:name="Shape 48" draw:style-name="gr3" draw:text-style-name="P5" svg:width="0.4504in" svg:height="0.4504in" svg:x="4.6382in" svg:y="2.9819in"><text:p text:style-name="P4">ye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04" draw:name="Horizontal line 55" draw:style-name="gr2" draw:text-style-name="P4" svg:x1="4.3382in" svg:y1="3.2071in" svg:x2="4.6382in" svg:y2="3.2071in"><text:p/></draw:line><draw:custom-shape text:anchor-type="paragraph" draw:z-index="105" draw:name="Shape 49" draw:style-name="gr1" draw:text-style-name="P3" svg:width="0.9004in" svg:height="0.3004in" svg:x="5.3902in" svg:y="1.8571in"><text:p text:style-name="P2"><text:span text:style-name="T1">Is spell available?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20" svg:d="M0 20l10-20 10 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6:20.901020633</meta:creation-date>
    <dc:date>2024-08-11T17:02:54.630297472</dc:date>
    <meta:editing-duration>PT3H54M31S</meta:editing-duration>
    <meta:editing-cycles>5</meta:editing-cycles>
    <meta:generator>LibreOffice/7.5.9.2$Linux_X86_64 LibreOffice_project/50$Build-2</meta:generator>
    <meta:document-statistic meta:table-count="0" meta:image-count="0" meta:object-count="0" meta:page-count="1" meta:paragraph-count="1" meta:word-count="9" meta:character-count="47" meta:non-whitespace-character-count="39"/>
  </office:meta>
</office:document-meta>
</file>